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ans serif" svg:font-family="sans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202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en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P25" style:parent-style-name="Standard" style:family="paragraph">
      <style:paragraph-properties fo:text-align="center"/>
      <style:text-properties fo:font-weight="bold" style:font-weight-asian="bold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P27" style:parent-style-name="Standard" style:family="paragraph">
      <style:paragraph-properties fo:text-align="center"/>
      <style:text-properties fo:font-weight="bold" style:font-weight-asian="bold"/>
    </style:style>
    <style:style style:name="P28" style:parent-style-name="Standard" style:family="paragraph">
      <style:paragraph-properties fo:text-align="center"/>
      <style:text-properties fo:font-weight="bold" style:font-weight-asian="bold"/>
    </style:style>
    <style:style style:name="T29" style:parent-style-name="DefaultParagraphFont" style:family="text">
      <style:text-properties style:font-name-complex="Times New Roman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end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text-properties style:font-weight-complex="bold"/>
    </style:style>
    <style:style style:name="P66" style:parent-style-name="Standard" style:family="paragraph">
      <style:text-properties style:font-weight-complex="bold"/>
    </style:style>
    <style:style style:name="P67" style:parent-style-name="Standard" style:family="paragraph">
      <style:text-properties style:font-weight-complex="bold"/>
    </style:style>
    <style:style style:name="P68" style:parent-style-name="Standard" style:family="paragraph">
      <style:text-properties style:font-weight-complex="bold"/>
    </style:style>
    <style:style style:name="P69" style:parent-style-name="Standard" style:family="paragraph">
      <style:text-properties style:font-weight-complex="bold"/>
    </style:style>
    <style:style style:name="P70" style:parent-style-name="Standard" style:family="paragraph">
      <style:text-properties style:font-weight-complex="bold"/>
    </style:style>
    <style:style style:name="P71" style:parent-style-name="Standard" style:family="paragraph">
      <style:text-properties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center"/>
    </style:style>
    <style:style style:name="T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  <style:text-properties fo:font-weight="bold" style:font-weight-asian="bold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  <style:text-properties fo:font-weight="bold" style:font-weight-asian="bold"/>
    </style:style>
    <style:style style:name="P103" style:parent-style-name="Standard" style:family="paragraph">
      <style:paragraph-properties fo:text-align="center"/>
      <style:text-properties fo:font-weight="bold" style:font-weight-asian="bold"/>
    </style:style>
    <style:style style:name="P104" style:parent-style-name="Standard" style:family="paragraph">
      <style:paragraph-properties fo:text-align="center"/>
      <style:text-properties fo:font-weight="bold" style:font-weight-asian="bold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P106" style:parent-style-name="Standard" style:family="paragraph">
      <style:paragraph-properties fo:text-align="center"/>
      <style:text-properties fo:font-weight="bold" style:font-weight-asian="bold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P108" style:parent-style-name="Standard" style:family="paragraph">
      <style:paragraph-properties fo:text-align="center"/>
      <style:text-properties fo:font-weight="bold" style:font-weight-asian="bold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P110" style:parent-style-name="Standard" style:family="paragraph">
      <style:paragraph-properties fo:text-align="center"/>
      <style:text-properties fo:font-weight="bold" style:font-weight-asian="bold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P112" style:parent-style-name="Standard" style:family="paragraph">
      <style:paragraph-properties fo:text-align="center"/>
      <style:text-properties fo:font-weight="bold" style:font-weight-asian="bold"/>
    </style:style>
    <style:style style:name="P113" style:parent-style-name="Standard" style:family="paragraph">
      <style:paragraph-properties fo:text-align="center"/>
      <style:text-properties fo:font-weight="bold" style:font-weight-asian="bold"/>
    </style:style>
    <style:style style:name="P114" style:parent-style-name="Standard" style:family="paragraph">
      <style:paragraph-properties fo:text-align="center"/>
      <style:text-properties fo:font-weight="bold" style:font-weight-asian="bold"/>
    </style:style>
    <style:style style:name="P115" style:parent-style-name="Standard" style:family="paragraph">
      <style:paragraph-properties fo:text-align="center" fo:margin-left="0.9805in" fo:text-indent="0.4902in">
        <style:tab-stops/>
      </style:paragraph-properties>
    </style:style>
    <style:style style:name="P1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center"/>
      <style:text-properties fo:font-weight="bold" style:font-weight-asian="bold"/>
    </style:style>
    <style:style style:name="T118" style:parent-style-name="DefaultParagraphFont" style:family="text">
      <style:text-properties style:font-name-complex="Times New Roman"/>
    </style:style>
    <style:style style:name="P119" style:parent-style-name="Standard" style:family="paragraph">
      <style:paragraph-properties fo:text-align="center"/>
      <style:text-properties fo:font-weight="bold" style:font-weight-asian="bold"/>
    </style:style>
    <style:style style:name="P120" style:parent-style-name="Standard" style:family="paragraph">
      <style:paragraph-properties fo:text-align="center"/>
      <style:text-properties fo:font-weight="bold" style:font-weight-asian="bold"/>
    </style:style>
    <style:style style:name="P121" style:parent-style-name="Standard" style:family="paragraph">
      <style:paragraph-properties fo:text-align="center"/>
      <style:text-properties fo:font-weight="bold" style:font-weight-asian="bold"/>
    </style:style>
    <style:style style:name="P122" style:parent-style-name="Standard" style:family="paragraph">
      <style:paragraph-properties fo:text-align="center"/>
      <style:text-properties fo:font-weight="bold" style:font-weight-asian="bold"/>
    </style:style>
    <style:style style:name="P123" style:parent-style-name="Standard" style:family="paragraph">
      <style:paragraph-properties fo:text-align="center"/>
      <style:text-properties fo:font-weight="bold" style:font-weight-asian="bold"/>
    </style:style>
    <style:style style:name="P124" style:parent-style-name="Standard" style:family="paragraph">
      <style:paragraph-properties fo:text-align="center"/>
      <style:text-properties fo:font-weight="bold" style:font-weight-asian="bold"/>
    </style:style>
    <style:style style:name="P125" style:parent-style-name="Standard" style:family="paragraph">
      <style:paragraph-properties fo:text-align="center"/>
      <style:text-properties fo:font-weight="bold" style:font-weight-asian="bold"/>
    </style:style>
    <style:style style:name="P126" style:parent-style-name="Standard" style:family="paragraph">
      <style:paragraph-properties fo:text-align="center"/>
      <style:text-properties fo:font-weight="bold" style:font-weight-asian="bold"/>
    </style:style>
    <style:style style:name="T127" style:parent-style-name="DefaultParagraphFont" style:family="text">
      <style:text-properties style:font-name-complex="Times New Roman"/>
    </style:style>
    <style:style style:name="P128" style:parent-style-name="Normal" style:family="paragraph">
      <style:paragraph-properties fo:widows="2" fo:orphans="2" fo:text-align="center" style:vertical-align="auto"/>
      <style:text-properties style:font-name="sans serif" style:font-name-asian="Times New Roman" style:font-name-complex="Times New Roman" fo:font-weight="bold" style:font-weight-asian="bold" fo:color="#000000" style:letter-kerning="false" fo:language="en" fo:country="US" style:language-asian="en" style:country-asian="US" style:language-complex="ar" style:country-complex="SA" fo:hyphenate="true"/>
    </style:style>
    <style:style style:name="P129" style:parent-style-name="Normal" style:family="paragraph">
      <style:paragraph-properties fo:widows="2" fo:orphans="2" fo:text-align="center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2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3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/>
      <style:text-properties style:font-name="sans serif" style:font-name-asian="Times New Roman" style:font-name-complex="Times New Roman" fo:color="#000000" style:letter-kerning="false" fo:language="en" fo:country="US" style:language-asian="en" style:country-asian="US" style:language-complex="ar" style:country-complex="SA" fo:hyphenate="true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end"/>
    </style:style>
    <style:style style:name="T14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reamy Double Decker Fudge</text:p>
      <text:p text:style-name="Standard"/>
      <text:p text:style-name="Standard">1 cup peanut butter chips<text:tab/><text:tab/><text:tab/><text:tab/>1 can (14 oz.) sweetened condensed milk,</text:p>
      <text:p text:style-name="Standard">1 teaspoon vanilla, divided<text:tab/><text:tab/><text:tab/><text:tab/><text:tab/>divided</text:p>
      <text:p text:style-name="Standard">1 cup semisweet chocolate chips</text:p>
      <text:p text:style-name="Standard"/>
      <text:p text:style-name="Standard">Line 8" square<text:s/>pan with foil; set aside. <text:s/>In small microwave-safe bowl, place peanut butter chips and 2/3 cup sweetened condensed milk. <text:s/>Microwave at high (100%) 1 to 1-1/2 minutes,stirring after 1 minute, until chips are melted and mixture is smooth when stirred. <text:s/>Stir<text:s/>in 1/2 teaspoon vanilla; spread evenly into prepared pan. <text:s/>In small microwave-safe bowl, place remaining sweetened condensed milk and chocolate chips; repeat above microwave procedure. <text:s/>Stir in remaining<text:s/>½<text:s/><text:s/>teaspoon vanilla; spread evenly over peanut butter layer. <text:s/>Cover; refrigerate until firm. <text:s text:c="2"/>Cut into 1" squares. <text:s/>Store in tightly covered container in refrigerator. Makes about 4 dozen squares or<text:s/>1 ½<text:s/><text:s/>pounds.</text:p>
      <text:p text:style-name="Standard"/>
      <text:p text:style-name="P3">Fudge Nougats</text:p>
      <text:p text:style-name="P4"/>
      <text:p text:style-name="Standard">2 cups sugar<text:tab/><text:tab/><text:tab/><text:tab/><text:tab/><text:tab/>½<text:s/>cup butter</text:p>
      <text:p text:style-name="Standard">1 cup evaporated milk<text:tab/><text:tab/><text:tab/><text:tab/>1cup (6 oz.<text:s/>package) semi-sweet chocolate chips</text:p>
      <text:p text:style-name="Standard">¾<text:s/>cups all-purpose flour<text:tab/><text:tab/><text:tab/><text:tab/>1 cup finely crushed graham crackers</text:p>
      <text:p text:style-name="Standard">¾<text:s/>cup pecans (or walnuts) chopped<text:tab/><text:tab/><text:tab/>1 teaspoon vanilla</text:p>
      <text:p text:style-name="Standard"/>
      <text:p text:style-name="Standard">Combine sugar, butter and milk in saucepan. <text:s/>Bring to full rolling boil, stirring constantly. <text:s/>Boil 10<text:s/>minutes, stirring occasionally. <text:s/>Stir in chocolate chips, flour, graham crackers, nuts and vanilla. <text:s/>Spreda in well-buttered<text:s/><text:s/>8 or 9" square pan. <text:s/>If desired top with pecan (or walnut) halves, one for each piece of candy. <text:s/>Cool; cut into squares. Makes<text:s/>40 pieces.</text:p>
      <text:p text:style-name="Standard"/>
      <text:p text:style-name="P5">Nutty Fudge</text:p>
      <text:p text:style-name="P6"/>
      <text:p text:style-name="Standard">2 cups granulated sugar<text:tab/><text:tab/><text:tab/><text:tab/>3 tablespoons cocoa</text:p>
      <text:p text:style-name="Standard">½<text:s/>cup evaporated milk<text:tab/><text:tab/><text:tab/><text:tab/>½<text:s/>cup butter</text:p>
      <text:p text:style-name="Standard">½<text:s/>cup peanut butter<text:tab/><text:tab/><text:tab/><text:tab/><text:tab/>2 cups quick oats</text:p>
      <text:p text:style-name="Standard">1 teaspoon almond extract (or vanilla)</text:p>
      <text:p text:style-name="Standard"/>
      <text:p text:style-name="Standard">Combine sugar, cocoa, milk and butter in a saucepan over<text:s/>low heat. <text:s/>Stir until butter melts, then cook for two minutes. <text:s/>Add peanut butter, oats and almond (or vanilla) extract and stir to mix well. <text:s/>Pour into a lightly greased 9" square pan. <text:s/>Refrigerate overnight and cut into 1-1/2" squares. <text:s/>Makes 3 dozen squares.</text:p>
      <text:p text:style-name="Standard"/>
      <text:p text:style-name="P7">Rich Cocoa Fudge</text:p>
      <text:p text:style-name="P8"><text:s/></text:p>
      <text:p text:style-name="Standard">3 cups granulated sugar<text:tab/><text:tab/><text:tab/><text:tab/>2/3 cup cocoa</text:p>
      <text:p text:style-name="Standard">1/8 teaspoon salt<text:tab/><text:tab/><text:tab/><text:tab/><text:tab/>1 ½<text:s/>cups milk</text:p>
      <text:p text:style-name="Standard">¼<text:s/>cup (½<text:s/>stick) butter<text:tab/><text:tab/><text:tab/><text:tab/>1 teaspoon vanilla</text:p>
      <text:p text:style-name="Standard"/>
      <text:p text:style-name="Standard">Line an 8 or 9" square pan with foil; butter foil. <text:s/>Set aside. <text:s/>In heavy 4-quart saucepan, stir together sugar, cocoa and salt; stir in milk. <text:s/>Cook over medium heat, stirring constantly, until mixture comes to a full rolling boil. <text:s/>Boil, without stirring, to 234 degrees or until syrup, when dropped into very cold water, forms a soft ball which flattens when removed from water. <text:s/>(Bulb of candy thermometer should not rest on bottom of saucepan.) <text:s/>Remove from <text:s/>heat. <text:s/>Add butter and vanilla. <text:s/>DO NOT STIR. <text:s/>Cool at room temperature to 110º (lukewarm). <text:s/>Beat with wooden spoon until fudge thickens and loses some<text:s/>of its gloss. <text:s/>Quickly spread into prepared pan; cool. <text:s/>Cut into squares about 36. <text:s text:c="4"/><text:span text:style-name="T9"><text:s/></text:span></text:p>
      <text:p text:style-name="P10"><text:span text:style-name="T11">Semisweet Chocolate Fudge</text:span></text:p>
      <text:p text:style-name="P12"/>
      <text:p text:style-name="Standard">4 cups sugar<text:tab/><text:tab/><text:tab/><text:tab/><text:tab/><text:tab/>1 jar (7 oz.) marshmallow creme</text:p>
      <text:p text:style-name="Standard">1 ½<text:s/>cups (12 oz.) can<text:s/>evaporated milk<text:tab/><text:tab/>1 tablespoon butter</text:p>
      <text:p text:style-name="Standard">4 cups (24 oz.<text:s/>package) semisweet chocolatechips</text:p>
      <text:p text:style-name="Standard"/>
      <text:p text:style-name="Standard">Line 13x9x2" pan with foil, extending foil over edges of pan. <text:s/>Butter foil lightly; set aside. <text:s/>In a heavy 4-quart saucepan, stir together sugar, marshmallow creme, evaporated milk and butter. <text:s/>Cook over medium heat, stirring constantly,<text:s/>until mixture comes to full rolling boil; boil and stir 5 minutes. <text:s/>Remove from heat; immediately add chocolate chips, stirring until smooth. <text:s/>Pour into prepared pan; cool until firm. <text:s/>Use foil to lift fudge out of pan; peel off foil. <text:s/>Cut into squares. <text:s/>Store tightly in a cool, dry place. <text:s/>Makes about8 dozen squares.</text:p>
      <text:p text:style-name="Standard"/>
      <text:p text:style-name="P13">Fantasy Fudge</text:p>
      <text:p text:style-name="Standard"/>
      <text:p text:style-name="Standard">3 cups sugar<text:tab/><text:tab/><text:tab/><text:tab/><text:tab/><text:tab/>¾<text:s/>cup (1 ½<text:s/>sticks) butter</text:p>
      <text:p text:style-name="Standard">1 small can(5 oz.) evaporated milk (2/3 cup)<text:tab/>1 package (12 oz.) semisweet chocolate chips</text:p>
      <text:p text:style-name="Standard">1 jar (7 oz.) marshmallow creme<text:tab/><text:tab/><text:tab/>1 cup<text:s/>pecans (or walnuts), chopped</text:p>
      <text:p text:style-name="Standard">1 teaspoon vanilla</text:p>
      <text:p text:style-name="Standard"/>
      <text:p text:style-name="Standard">Place sugar, butter and milk in 3-quart heavy saucepan. <text:s/>Bring to full rolling boil on medium heat, stirring constantly. Boil about 4 minutes or until candy thermometer reaches 234º, stirring constantly to<text:s/>prevent scorching. <text:s/>Remove from heat. <text:s/>Add chocolate chips and marshmallow creme; stir until melted. <text:s/>Add nuts and vanilla; mix well. <text:s/>Pour immediately into foil-lined 9" square pan; spread to evenly cover bottom of pan. <text:s/>Cool at room temperature at least<text:s/>2 hours; cut into 81 1" squares. <text:s/>Store in airtight container at room temperature. <text:s/>Makes 40 servings, 2 (1") squares each.</text:p>
      <text:p text:style-name="Standard">Tip: <text:s/>If you don't have a candy thermometer, bring sugar mixture to full rolling boil, then begin timing 4 minutes while mixture continues to boil to medium heat, stirring constantly.</text:p>
      <text:p text:style-name="Standard"/>
      <text:p text:style-name="P14">Fantasy Fudge #2</text:p>
      <text:p text:style-name="Standard"/>
      <text:p text:style-name="Standard">¾<text:s/>cup (1 ½<text:s/>sticks) butter<text:tab/><text:tab/><text:tab/><text:tab/>3 cups sugar</text:p>
      <text:p text:style-name="Standard">2/3 cup evaporated milk<text:tab/><text:tab/><text:tab/><text:tab/>1 package (12 oz.) Semi-sweet chocolate chips</text:p>
      <text:p text:style-name="Standard">1 jar (7 oz.) marshmallow creme<text:tab/><text:tab/><text:tab/>1 cup pecans, chopped</text:p>
      <text:p text:style-name="Standard">1 teaspoon vanilla</text:p>
      <text:p text:style-name="Standard"/>
      <text:p text:style-name="Standard">Microwave butter in 4-quart microwave-safe bowl on HIGH 1 minute or until melted. <text:s/>Add sugar and milk; mix well. <text:s/>Microwave on HIGH 4 minutes or until mixture begins to boil; stirring after 3 minutes. <text:s/>Mix well; scrape bowl. <text:s/>Continue microwaving<text:s/>5 ½<text:s/>minutes; stir after 3 minutes. <text:s/>Stir in chips until melted. <text:s/>Add remaining ingredients; mix well. Pour into greased 9" square pan or 13x9" greased pan. <text:s/>Cool at room temperature; cut into squares. <text:s/>Makes 3 pounds.</text:p>
      <text:p text:style-name="Standard"/>
      <text:p text:style-name="P15">Sour Cream Fudge</text:p>
      <text:p text:style-name="Standard"/>
      <text:p text:style-name="Standard">2 cups sugar<text:tab/><text:tab/><text:tab/><text:tab/><text:tab/><text:tab/>2 tablespoons white corn syrup</text:p>
      <text:p text:style-name="Standard">2 tablespoons butter<text:tab/><text:tab/><text:tab/><text:tab/><text:tab/>1 cup sour cream</text:p>
      <text:p text:style-name="Standard">1 teaspoon vanilla<text:tab/><text:tab/><text:tab/><text:tab/><text:tab/>½<text:s/>cup pecans, chopped</text:p>
      <text:p text:style-name="Standard"/>
      <text:p text:style-name="Standard">Combine all ingredients and cook until soft ball stage (234 degrees or until syrup, when dropped into very cold water, forms a soft ball which flattens when removed from water). <text:s/>Cool and add vanilla and nuts. <text:s/>Pour into buttered dish. <text:s/>Let cool completely before cutting.</text:p>
      <text:p text:style-name="P16"><text:span text:style-name="T17"><text:s/></text:span></text:p>
      <text:p text:style-name="P18">Deluxe Fudge</text:p>
      <text:p text:style-name="Standard"/>
      <text:p text:style-name="Standard">2 cups sugar<text:tab/><text:tab/><text:tab/><text:tab/><text:tab/><text:tab/>¾<text:s/>cup evaporated milk</text:p>
      <text:p text:style-name="Standard">2 tablespoons butter<text:tab/><text:tab/><text:tab/><text:tab/><text:tab/>½<text:s/>teaspoon salt</text:p>
      <text:p text:style-name="Standard">1 (5 oz.) Nestle<text:s/>King-size Milk Chocolate Bar<text:tab/>2 envelopes (2 oz.<text:s/>each) Nestle Choco-Bake</text:p>
      <text:p text:style-name="Standard">1 teaspoon vanilla<text:tab/><text:tab/><text:tab/><text:tab/><text:tab/><text:tab/>unsweetened chocolate flavor</text:p>
      <text:p text:style-name="Standard"/>
      <text:p text:style-name="Standard">In small saucepan, combine sugar, evaporated milk, butter and salt. <text:s/>Bring to full boil over moderate heat, stirring constantly. <text:s/>Boil 5 minutes over moderateheat, stirring constantly. <text:s/>Remove from heat. <text:s/>Add Nestle Milk Chocolate Bar, Nestle Choco-bake and vanilla; stir until chocolate melts and mixture is smooth. <text:s/>Pour into foil-lined 8" square pan. <text:s/>Chill in refrigerator until firm<text:s/>(about 2 hours). <text:s/>Cut into 1" squares.</text:p>
      <text:p text:style-name="Standard"/>
      <text:p text:style-name="P19">Three-Chocolate Fudge</text:p>
      <text:p text:style-name="Standard"/>
      <text:p text:style-name="Standard">3 1/3 cups sugar<text:tab/><text:tab/><text:tab/><text:tab/><text:tab/>1 (12-oz.) can evaporated milk</text:p>
      <text:p text:style-name="Standard">1 cup butter<text:tab/><text:tab/><text:tab/><text:tab/><text:tab/><text:tab/>1 cup dark brown sugar</text:p>
      <text:p text:style-name="Standard">32 large marshmallows, halved<text:tab/><text:tab/><text:tab/>2 cups (12-oz.) semisweet chocolate chips</text:p>
      <text:p text:style-name="Standard">2 milk chocolate candy<text:s/>bars (7-oz. Each)<text:tab/><text:tab/>2 squares (1-oz. Each) semisweet baking<text:s/></text:p>
      <text:p text:style-name="Standard">1 teaspoon vanilla<text:tab/><text:tab/><text:tab/><text:tab/><text:tab/><text:tab/>chocolate (chopped)</text:p>
      <text:p text:style-name="Standard">2 cups chopped pecans</text:p>
      <text:p text:style-name="Standard"/>
      <text:p text:style-name="Standard">In a large saucepan, combine first sugars, milk, and butter. <text:s/>Cook and stir over medium heat until sugar is dissolved. <text:s/>Bring to<text:s/>a rapid boil; boil for 5 minutes, stirring occasionally. <text:s/>Remove from heat; stir in marshmallows until melted. <text:s/>Add all 3 chocolates; stir until melted. <text:s/>Fold in vanilla and pecans; mix well. <text:s/>Pour into a greased 15x10x1“ baking pan. <text:s/>Chill until firm. <text:s/>Cut into squares.<text:s/></text:p>
      <text:p text:style-name="Standard"/>
      <text:p text:style-name="P20">Magic Chocolate French Fudge</text:p>
      <text:p text:style-name="P21"/>
      <text:p text:style-name="Standard">1 cup (6-oz.) package semi-sweet chocolate pieces<text:tab/>1/3 cup plus 1 tablespoon sweetened<text:s/></text:p>
      <text:p text:style-name="Standard">Pinch of salt<text:tab/><text:tab/><text:tab/><text:tab/><text:tab/><text:tab/><text:tab/>condensed milk</text:p>
      <text:p text:style-name="Standard">½ teaspoon vanilla<text:tab/><text:tab/><text:tab/><text:tab/><text:tab/>3 tablespoons ground nuts</text:p>
      <text:p text:style-name="Standard"/>
      <text:p text:style-name="Standard">In top of double boiler, melt chocolate over hot water; stir a few times. <text:s/>Remove from heat. <text:s/>Stir in sweetened condensed milk, salt and vanilla and nuts, if used. <text:s/>Stir only until smooth. <text:s/>Turn into waxed paper-lined container. <text:s/>Press into block 1“ high. <text:s/>Refrigerate until firm; about 2 hours. <text:s/>Invert container on cutting board. <text:s/>Lift off container; peel off paper. <text:s/>With a sharp bladed knife, cut fudge into servingt pieces. <text:s/>Stor in an airtight container. <text:s/>Makes about ½ pound.</text:p>
      <text:p text:style-name="Standard"/>
      <text:p text:style-name="P22">Fudge Nougats</text:p>
      <text:p text:style-name="P23">Carole Reed</text:p>
      <text:p text:style-name="Standard"/>
      <text:p text:style-name="Standard">2 cups sugar<text:tab/><text:tab/><text:tab/><text:tab/><text:tab/><text:tab/>½ cup butter</text:p>
      <text:p text:style-name="Standard">1 cup<text:s/>evaporated milk<text:tab/><text:tab/><text:tab/><text:tab/>1 cup (6-oz.) semi-sweet chocolate pieces</text:p>
      <text:p text:style-name="Standard">¾ cup finely crushed graham crackers<text:tab/><text:tab/>¾ cup chopped nuts</text:p>
      <text:p text:style-name="Standard">1 teaspoon vanilla</text:p>
      <text:p text:style-name="Standard"/>
      <text:p text:style-name="Standard">Combine sugar, butter and milk; bring to a full rolling boil, stirring constantly. <text:s/>Boil 10 minutes, stirring<text:s/>occasionally. <text:s/>Stir in chocolate pieces, graham cracker crumbs, nuts and vanilla. <text:s/>Spread in well-buttered 12x8“ or 9x9“ pan. <text:s/>Cool. <text:s/>(For faster setting, place candy in refrigerator.) <text:s/>Cut into squares.</text:p>
      <text:p text:style-name="Standard"/>
      <text:p text:style-name="P24">Two-Tone Fudge</text:p>
      <text:p text:style-name="P25"/>
      <text:p text:style-name="Standard">2 cups packed brown sugar<text:tab/><text:tab/><text:tab/><text:tab/>1 cup<text:s/>granulated sugar</text:p>
      <text:p text:style-name="Standard">1 cup evaporated milk<text:tab/><text:tab/><text:tab/><text:tab/>½ cup butter</text:p>
      <text:p text:style-name="Standard">1 jar (7-oz.) marshmallow creme<text:tab/><text:tab/><text:tab/>1 teaspooon vanilla</text:p>
      <text:p text:style-name="Standard">1 (6-oz.) package (1 cup) butterscotch pieces<text:tab/>1 cup coarsely chopped walnuts</text:p>
      <text:p text:style-name="Standard">1 (6oz.) package (1 cup) semi-sweet chocolate pieces</text:p>
      <text:p text:style-name="Standard"/>
      <text:p text:style-name="Standard">In saucepan, combine sugars, milk and butter. <text:s/>Bring to full boil, stirring constantly over moderate heat. <text:s/>Cook 10 minutes, stirring occasionally. <text:s/>Remove from heat. <text:s/>Add marshmallow creme and vanilla; mix unti smooth. <text:s/>To 2 cups of mixture, add butterscotch pieces and ½<text:s/>cup of the walnuts; blend well. <text:s/>Pour evenly into greased 9“ square pan. <text:s/>To remaining hot mixture, add chocolate pieces and ½ cup walnuts; blend well. <text:s/>Pour over butterscotch mixture. <text:s/>Chill until firm. <text:s/>Makes about 2 ½ pounds.</text:p>
      <text:p text:style-name="Standard"/>
      <text:p text:style-name="P26">Foolproff Fudge</text:p>
      <text:p text:style-name="P27"/>
      <text:p text:style-name="Standard">½ pound<text:s/>butter<text:tab/><text:tab/><text:tab/><text:tab/><text:tab/>18 ounces semi-sweet chocolate chips</text:p>
      <text:p text:style-name="Standard">2 tablespoons vanilla<text:tab/><text:tab/><text:tab/><text:tab/><text:tab/>1-2 cups chopped nuts, optional</text:p>
      <text:p text:style-name="Standard">4 ½ cups sugar<text:tab/><text:tab/><text:tab/><text:tab/><text:tab/>1 can evaporated milk (12-oz.)</text:p>
      <text:p text:style-name="Standard"/>
      <text:p text:style-name="Standard">Place butter, chocolate chips, vanilla and nuts in large bowl. <text:s/>Set aside. <text:s/>In large (5-quart), heavy saucepan, bring sugar and milk to a boil, stirring constantly. <text:s/>Boil and continue stirring for 8 minutes (mixture will bubble up). <text:s/>Pour milk mixture over chocolate mixture and stir to blend. <text:s/><text:line-break/>Beat with electric mixer approximately 2 minutes until smooth and creamy. <text:s/>Pour into greased 9x13“ pan. <text:s/>Makes 4 pounds.</text:p>
      <text:p text:style-name="Standard"/>
      <text:p text:style-name="P28">Creamy Fudge</text:p>
      <text:p text:style-name="Standard"/>
      <text:p text:style-name="Standard">½ cup butter<text:tab/><text:tab/><text:tab/><text:tab/><text:tab/><text:tab/>¾ cup Hershey’s cocoa</text:p>
      <text:p text:style-name="Standard">2 cups sugar<text:tab/><text:tab/><text:tab/><text:tab/><text:tab/><text:tab/>1/8 teaspoon salt</text:p>
      <text:p text:style-name="Standard">¾ cup evaporated milk<text:tab/><text:tab/><text:tab/><text:tab/>1 jar (7-oz.) marshmallow cream</text:p>
      <text:p text:style-name="Standard">1 teaspoon vanilla<text:tab/><text:tab/><text:tab/><text:tab/><text:tab/>1cup chopped pecans</text:p>
      <text:p text:style-name="Standard">No-stick cooking spray</text:p>
      <text:p text:style-name="Standard"/>
      <text:p text:style-name="Standard">Melt butter in a 4-qt. Saucepan prayed with no-stick cooking spray. Add cocoa and stir until smooth. <text:s/>Add sugar, salt, evaporated milk and marshmallow creme. <text:s/>Bring mixture to a full boil; boil and constantly stir 5 minutes or until<text:s/>226<text:span text:style-name="T29">°</text:span><text:s/>on candy thermometer. <text:s/>Remove from heat and stir in vanilla. <text:s/>Cool 20 minutes. <text:s/>Beat with a wooden spoon until mixture loses its gloss. <text:s/>Blend in nuts. <text:s/>Spread into a 9x9“ pan sprayed with no-stick cooking spray. Cool until set. <text:s/>Cut into 1“ squares.<text:s/><text:s/>Store in an airtight container.</text:p>
      <text:p text:style-name="Standard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Fast Chocolate-Pecan Fudge</text:p>
      <text:p text:style-name="Standard"/>
      <text:p text:style-name="Standard">½<text:s/>cup butter<text:tab/><text:tab/><text:tab/><text:tab/><text:tab/><text:tab/>¾<text:s/>cup cocoa</text:p>
      <text:p text:style-name="Standard">4 cups powdered sugar<text:tab/><text:tab/><text:tab/><text:tab/>1 teaspoon vanilla</text:p>
      <text:p text:style-name="Standard">½<text:s/>cup evaporated milk<text:tab/><text:tab/><text:tab/><text:tab/>1 cup pecans, chopped</text:p>
      <text:p text:style-name="Standard"/>
      <text:p text:style-name="Standard">Line an 8" square pan with foil; set aside. <text:s/>In a 2-quart microwave-safe bowl, place butter. <text:s/>Microwave at high (100%) 30 seconds to 1 minute or until melted. <text:s/>Add cocoa and stir until smooth. <text:s/>Stir in powdered sugar and vanilla; blend well (mixture will be dry and crumbly). <text:s/>Stir in evaporated milk. <text:s/>Microwave at high 1<text:s/>minutes; stir. <text:s/>Microwave additional 1 minute or until mixture is hot. <text:s/>Beat with wooden spoon until smoth; add pecans. <text:s/>Pour into prepared pan. <text:s/>Cool. <text:s/>Cover; refrigerate until firm. <text:s/>Cut into 1" squares. <text:s/>Cover; store in refrigerator. <text:s/>Makes about 4 dozen squares.</text:p>
      <text:p text:style-name="Standard"/>
      <text:p text:style-name="P41">Creamy Fudge</text:p>
      <text:p text:style-name="P42"/>
      <text:p text:style-name="Standard">1 (24 oz.) package Eagle Brand Chocolate or<text:tab/>1 (14 oz.) can Eagle Brand Sweetened</text:p>
      <text:p text:style-name="Standard"><text:tab/>Vanilla Flavored Candy Coating<text:tab/><text:tab/><text:tab/>Condensed Milk</text:p>
      <text:p text:style-name="Standard">2 tablespoons half-and-half or milk<text:tab/><text:tab/><text:tab/>2 teaspoons vanilla</text:p>
      <text:p text:style-name="Standard">1/8 teaspoon salt<text:tab/><text:tab/><text:tab/><text:tab/><text:tab/>1 cup pecans (or other<text:s/>nuts), chopped</text:p>
      <text:p text:style-name="Standard"/>
      <text:p text:style-name="Standard">In heavy saucepan, over medium heat, melt candy coating with sweetened condensed milk, half-and-half, vanilla and salt. <text:s/>Remove from heat; stir in nuts. <text:s/>Spread evenly into aluminum foil-lined 9" square or 13x9" baking pan. <text:s/>Chill 4 hours<text:s/>or until firm. <text:s/>Turn fudge onto cutting board; peel off foil and cut into squares. <text:s/>Store tightly ccovered in refrigerator or at room temperature.</text:p>
      <text:p text:style-name="Standard"/>
      <text:p text:style-name="Standard"><text:span text:style-name="T43">MICROWAVE*:</text:span><text:s text:c="2"/>In a 2-quart glass measure, combine candy coating, sweetened condensed milk, half-and-half, vanilla and salt. <text:s/>Cook on 100% power (high) 6-8 minutes or until melted, stir every 1-1/2 minutes until mixture is smooth <text:s/>Proceed as above. *Microwave ovens vary in wattage and power output; cooking times and power levels may needto be adjusted.</text:p>
      <text:p text:style-name="P44"/>
      <text:p text:style-name="P45">Mexican Candy</text:p>
      <text:p text:style-name="P46"><text:tab/><text:tab/>Linda Owens</text:p>
      <text:p text:style-name="Standard"/>
      <text:p text:style-name="Standard">1 cup milk<text:tab/><text:tab/><text:tab/><text:tab/><text:tab/><text:tab/>2 cups sugar</text:p>
      <text:p text:style-name="Standard">3 tablespoons white Karo syrup<text:tab/><text:tab/><text:tab/>2 cups pecan halves</text:p>
      <text:p text:style-name="Standard">2 tablespoons butter<text:tab/><text:tab/><text:tab/><text:tab/><text:tab/>½<text:s/>teaspoon vanilla</text:p>
      <text:p text:style-name="Standard"/>
      <text:p text:style-name="Standard">Mix milk, sugar, syrup and pecans; bring to boil and boil until candy thermometer reads 240º. <text:s/>Remove from<text:s/>heat. <text:s/>Cool to lukeward and add butter and vanilla. <text:s/>Beat lightly until mixture begins <text:s/>to thicken. <text:s/>Drop my spoonfuls onto wax paper. <text:s/>Work quickly so candy will be smooth.</text:p>
      <text:p text:style-name="Standard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Nut Bark</text:p>
      <text:p text:style-name="Standard"/>
      <text:p text:style-name="Standard">1 (24 oz.) package Eagle Brand Chocolate-<text:tab/><text:tab/>1 ½<text:s/>cups coarsely chopped almonds,</text:p>
      <text:p text:style-name="Standard"><text:tab/>or Vanilla-Flavored Candy Coating<text:tab/><text:tab/><text:tab/><text:tab/>walnuts, pecans, or caschews</text:p>
      <text:p text:style-name="Standard"/>
      <text:p text:style-name="Standard">In heavy saucepan, over low heat, melt candy coating, stirring frequently. <text:s/>Remove from heat; stir in nuts. <text:s/>Spread into thin layer on aluminum foil-lined baking sheets. <text:s/>Chill 30<text:s/>minutes or until firm. <text:s/>Break into chunks. <text:s/>Store covered at room temperature or in refrigerator.</text:p>
      <text:p text:style-name="Standard"><text:span text:style-name="T58">Microwave*:</text:span><text:s text:c="2"/>In 2-quart glass measure, melt candy coating on 50% <text:s/>power (medium) 5-6 minutes, stirring every 2 minutes. <text:s/>Stir until mixture is smooth <text:s/>Proceed<text:s/>as above.</text:p>
      <text:p text:style-name="Standard">*Microwave ovens vary in wattage and power output; cooking times and power levels may need to be adjusted.</text:p>
      <text:p text:style-name="Standard"/>
      <text:p text:style-name="P59">Peanut Butter Fudge #1</text:p>
      <text:p text:style-name="P60"><text:tab/><text:tab/>Louise Windham</text:p>
      <text:p text:style-name="P61">(Eze loved to make this; it is delicious and one of Pop's and my favorite candies.)</text:p>
      <text:p text:style-name="Standard"/>
      <text:p text:style-name="Standard">2 cups sugar<text:tab/><text:tab/><text:tab/><text:tab/><text:tab/><text:tab/>½<text:s/>cup milk</text:p>
      <text:p text:style-name="Standard">¼<text:s/>stick butter<text:tab/><text:tab/><text:tab/><text:tab/><text:tab/><text:tab/>3 tablespoons white Karo syrup</text:p>
      <text:p text:style-name="Standard">½<text:s/>cup (or 1 cup) peanut butter<text:tab/><text:tab/><text:tab/>1 teaspoon vanilla</text:p>
      <text:p text:style-name="Standard"/>
      <text:p text:style-name="Standard">In heavy saucepan combine sugar, milk, butter and syrup. <text:s/>Cook over medium heat, stirring constantly, until mixture comes to a full rolling boil. <text:s/>Boil stirring occasionally until syrup when dropped into very cold water, forms a soft ball which flattens when removed from water. (This usually takes nearly 5 - 15 minutes, but you just have to keep watching; don't let the candy turn brown.) <text:s/>Remove from heat ad add the peanut butter (I ususally add more than 1/2 cup.) and vanilla. <text:s/>Beat until creamy. <text:s/>Pour into a prepared platter that has been spread with butter.</text:p>
      <text:p text:style-name="P62"/>
      <text:p text:style-name="P63">Peanut Butter Fudge #2</text:p>
      <text:p text:style-name="P64"/>
      <text:p text:style-name="P65">½ cup butter<text:tab/><text:tab/><text:tab/><text:tab/><text:tab/><text:tab/>1 lb. Box confectioners‘ sugar</text:p>
      <text:p text:style-name="P66">1<text:s/>lb. Box light brown sugar<text:tab/><text:tab/><text:tab/><text:tab/>½ cup milk</text:p>
      <text:p text:style-name="P67">¾ cup peanut butter<text:tab/><text:tab/><text:tab/><text:tab/><text:tab/>1 teaspoon vanilla</text:p>
      <text:p text:style-name="P68"/>
      <text:p text:style-name="P69">Melt butter. <text:s/>Add brown sugar and milk; bring to a boil. <text:s/>Boil 2 minutes (stir constantly.) <text:s/>Take off heat and stir in peanut butter and vanilla. <text:s/>Add powdered sugar. <text:s/>Pour onto buttered cookie sheet. <text:s/>Let cool and cut into squares.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Peanut Butter Fudge</text:p>
      <text:p text:style-name="P86"/>
      <text:p text:style-name="Standard">6 cubes (12 oz.) Eagle Brand Chocolate- or<text:s/><text:tab/><text:tab/>½<text:s/>cup peanut butter</text:p>
      <text:p text:style-name="Standard"><text:tab/>Vanilla Candy Coating<text:tab/><text:tab/><text:tab/>½<text:s/>cup chopped peanuts</text:p>
      <text:p text:style-name="Standard">1 teaspoon vanilla</text:p>
      <text:p text:style-name="Standard"/>
      <text:p text:style-name="Standard">In heavy saucepan, over low heat,<text:s/>melt candy coating with sweetened condensed milk and salt. <text:s/>Remove from heat; stir in peanut butter then peanuts and vanilla. <text:s/>Spread evenly into aluminum foil-lined 8 or 9" square pan. <text:s/>Chill 2 hours or until firm. <text:s/>Turn fudge onto cutting board, peel off<text:s/>foil and cut into squares. <text:s/>Store loosely covered at room temperature.</text:p>
      <text:p text:style-name="Standard"><text:span text:style-name="T87">Microwave:</text:span><text:s/>In 2-quart glass measure, combine candy coating, sweetened condensed milk and salt. <text:s/>Cook on 100% power (high) 5-6 minutes, stirring after each<text:s/>1 ½<text:s/>minutes. <text:s/>Stir in peanutbutter then peanuts and vanilla. <text:s/>Proceed as above.</text:p>
      <text:p text:style-name="Standard">*Microwave ovens vary in wattage and power output; cooking times and power levels may need to be adjusted.</text:p>
      <text:p text:style-name="Standard"/>
      <text:p text:style-name="P88">Microwave Peanut Brittle</text:p>
      <text:p text:style-name="P89"><text:tab/><text:tab/><text:tab/>Sheila Ramsey</text:p>
      <text:p text:style-name="P90"/>
      <text:p text:style-name="Standard">1 cup sugar<text:tab/><text:tab/><text:tab/><text:tab/><text:tab/><text:tab/>½<text:s/>cup white Karo syrup</text:p>
      <text:p text:style-name="Standard">1 cup peanuts (if raw, add 1/8 teaspoon salt)<text:tab/><text:tab/>1 teaspoon vanilla</text:p>
      <text:p text:style-name="Standard">1 teaspoon butter<text:tab/><text:tab/><text:tab/><text:tab/><text:tab/>1 teaspoon baking soda</text:p>
      <text:p text:style-name="Standard"/>
      <text:p text:style-name="Standard">Stir sugar, syrup and peanuts well. <text:s/>Place in microwave-safe dish and microwave for 4 minutes on high; stir afer cooking; return to oven for<text:s/>2 ½<text:s/>minutes<text:s/>(high). <text:s/>Remove and add 1 teaspoon butter and 1 teaspooon vanilla; stir and return to over for 1-2 minutes (until golden). <text:s/>Remove quickly and add soda; stir gently. <text:s/>Pour onto lightly greased (buttered) cookie sheet. <text:s/>Let cool completely.</text:p>
      <text:p text:style-name="Standard"/>
      <text:p text:style-name="P91">Peanut Brittle</text:p>
      <text:p text:style-name="Standard"><text:tab/><text:tab/><text:tab/><text:tab/><text:tab/><text:tab/><text:tab/><text:tab/>Faye Holliday</text:p>
      <text:p text:style-name="Standard"/>
      <text:p text:style-name="Standard">1 ½ cups sugar<text:tab/><text:tab/><text:tab/><text:tab/><text:tab/>½ cup white Karo syrup</text:p>
      <text:p text:style-name="Standard">¼ cup water<text:tab/><text:tab/><text:tab/><text:tab/><text:tab/><text:tab/>3 cups raw peanuts</text:p>
      <text:p text:style-name="Standard">2 teaspoons butter<text:tab/><text:tab/><text:tab/><text:tab/><text:tab/>1 teaspoon soda</text:p>
      <text:p text:style-name="Standard">¼ teaspoon salt</text:p>
      <text:p text:style-name="Standard"/>
      <text:p text:style-name="Standard">Cook all the ingredients in an iron skillp over medium heat, stirring constantly with a wooden<text:s/>spoon. <text:s/>Cook until mixture spins a long thin thread when holding a spoonful over the skillet. <text:s/>“Let it spill from the spoon until it is about head high; this ususally takes 7-8 minutes.“<text:s/></text:p>
      <text:p text:style-name="Standard">Add 3 cups raw peanuts and cook until it turns golden brown (about 15 mintes more.) <text:s/>Remove from heat immediately and add 2 teaspoons butter, 1 teaspoon soda and ¼ teaspoon salt. <text:s/>Stir vigorously but quickly pour onto buttered board or conuntertop sprayed with Pam. <text:s/>Pull or stretch until very, very thin while mixture is still very warm.<text:tab/><text:tab/><text:tab/></text:p>
      <text:p text:style-name="Standard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Pecan Pralines #1</text:p>
      <text:p text:style-name="P101"><text:tab/><text:tab/><text:tab/>Paula Deen</text:p>
      <text:p text:style-name="Standard"/>
      <text:p text:style-name="Standard">2 cups sugar<text:tab/><text:tab/><text:tab/><text:tab/><text:tab/><text:tab/>1 cup half and half cream</text:p>
      <text:p text:style-name="Standard">1/8 teaspoon baking <text:s/>soda<text:tab/><text:tab/><text:tab/><text:tab/>½<text:s/>stick butter</text:p>
      <text:p text:style-name="Standard">1 ½<text:s/>cup pecans, chopped or whole</text:p>
      <text:p text:style-name="Standard"/>
      <text:p text:style-name="Standard">Combine sugar, cream, soda and butter; heat on medium heat, stirring constantly about 15 minutes until soft ball stage (238-240º). <text:s/>Add pecans. <text:s/>Take off heat. <text:s/>Dip with ice cream scoop and drop onto buttered cutting board or dish.</text:p>
      <text:p text:style-name="Standard"/>
      <text:p text:style-name="P102">Pecan Pralines #2</text:p>
      <text:p text:style-name="Standard"/>
      <text:p text:style-name="Standard">2 ½ cups sugar<text:tab/><text:tab/><text:tab/><text:tab/><text:tab/>1 teaspoon soda</text:p>
      <text:p text:style-name="Standard">1 cup buttermilk (or 1 cup milk and<text:s/><text:tab/><text:tab/><text:tab/>¼ teaspoon salt</text:p>
      <text:p text:style-name="Standard">3 tablespoons vinegar)<text:tab/><text:tab/><text:tab/><text:tab/>3 tablespoons butter</text:p>
      <text:p text:style-name="Standard">2 cups pecan halves</text:p>
      <text:p text:style-name="Standard"/>
      <text:p text:style-name="Standard">Mix sugar, soda, salt and buttermilk. <text:s/>Cook over hight heat about 5 minutes (stir constantly). <text:s/>Add butter and pecans. <text:s/>Cook, stirring constantly, and scrape the bottom and sides<text:s/>of pan until candy forms soft ball. <text:s/>Remove from heat; cool 3-4 minutes. <text:s/>Beat until thick and it looses shiny look. <text:s/>Drop by tablespoons onto wax paper.</text:p>
      <text:p text:style-name="Standard"/>
      <text:p text:style-name="P103">Chocolate Peanut Clusters</text:p>
      <text:p text:style-name="Standard"/>
      <text:p text:style-name="Standard">½ pound sweet chocolate<text:tab/><text:tab/><text:tab/><text:tab/>2/3 cup (about ½ can) Eagle Brand<text:s/></text:p>
      <text:p text:style-name="Standard">1 cup unsalted peanuts (or any nuts)<text:tab/><text:tab/><text:tab/><text:tab/>sweeteded condensed milk</text:p>
      <text:p text:style-name="Standard"/>
      <text:p text:style-name="Standard">In top of double boiler, melt chocolate over hot water. <text:s/>Remove from heat. <text:s/>Stir in milk and nuts; be sure to cover all nuts with mixture. <text:s/>Drop teaspoonfuls onto buttered cookie sheet or large-sized pan. <text:s/>Refrigerate several hours.</text:p>
      <text:p text:style-name="Standard"/>
      <text:p text:style-name="P104">Peanut Butter Snow Balls</text:p>
      <text:p text:style-name="Standard"/>
      <text:p text:style-name="Standard">1 tablespoon butter<text:tab/><text:tab/><text:tab/><text:tab/><text:tab/>1 cup crunchy peanut butter</text:p>
      <text:p text:style-name="Standard">¾ cup powdered sugar<text:tab/><text:tab/><text:tab/><text:tab/>1 ½ cups Rice Krispies</text:p>
      <text:p text:style-name="Standard">1 cup powdered milk<text:tab/><text:tab/><text:tab/><text:tab/><text:tab/>3 tablespoons milk</text:p>
      <text:p text:style-name="Standard">½ teaspoon vanilla<text:tab/><text:tab/><text:tab/><text:tab/><text:tab/>Coconut</text:p>
      <text:p text:style-name="Standard"/>
      <text:p text:style-name="Standard">Mix butter, peanut<text:s/>butter and sugar. <text:s/>Add Rice Krispies. <text:s/>Shape into balls and refrigerate for at least 30 minutes. <text:s/>In double boiler, mix powdered sugar, milk and vanilla. <text:s/>Let this mixture get warm. <text:s/>Then dip the balls in the glaze and roll in coconut. <text:s/>Refrigerate.</text:p>
      <text:p text:style-name="Standard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Chocolate Candy (Known as Martha Washiongton Balls)</text:p>
      <text:p text:style-name="P115">Louise Windham</text:p>
      <text:p text:style-name="Standard"/>
      <text:p text:style-name="Standard">1 can Eagle Brand Milk<text:tab/><text:tab/><text:tab/><text:tab/>2 boxes powdered sugar</text:p>
      <text:p text:style-name="Standard">1 stick butter, softened<text:tab/><text:tab/><text:tab/><text:tab/>1 cup Angel Flake coconut</text:p>
      <text:p text:style-name="Standard">3 cups chopped pecans<text:tab/><text:tab/><text:tab/><text:tab/>1 block parafin</text:p>
      <text:p text:style-name="Standard">12 oz. Semi-sweet chocolate chips<text:tab/></text:p>
      <text:p text:style-name="Standard"/>
      <text:p text:style-name="Standard">Mix milk, sugar, butter, coconut and pecans. <text:s/>Form into small balls (must use your hands). <text:s/>Put in freezer until hard. <text:s/>Melt parafin and chocolate chips in top of double boiler. <text:s/>Keep double boiler over low heat and dip balls with toothpicks. <text:s/>Place on waxed paper on cookie sheet and return to freeser or refrigerate until set. <text:s/>Makes about 100 balls.</text:p>
      <text:p text:style-name="Standard">*Eze (Louise) and I use to make these every Christmas. <text:s/>It was so much fun to make them together and also to eat them!</text:p>
      <text:p text:style-name="P116">Peanut Butter Quickies</text:p>
      <text:p text:style-name="Standard"/>
      <text:p text:style-name="Standard">2 cups graham cracker crumbs<text:tab/><text:tab/><text:tab/>1 cup sugar</text:p>
      <text:p text:style-name="Standard">¾<text:s/>cup evaporated milk<text:tab/><text:tab/><text:tab/><text:tab/>¾<text:s/>cup peanut butter</text:p>
      <text:p text:style-name="Standard">Pecan halves</text:p>
      <text:p text:style-name="Standard"/>
      <text:p text:style-name="Standard">Combine crumbs, sugar, milk and peanut butter in a large bowl. <text:s/>Mix well. <text:s/>Drop by teasppoonful onto greased cookie sheet. <text:s/>Top each with pecan half. <text:s/>Bake at 350º for abut 12-15<text:s/>minutes.</text:p>
      <text:p text:style-name="Standard"/>
      <text:p text:style-name="P117">Meringue Kisses (or Forgotten Cookies)</text:p>
      <text:p text:style-name="Standard"/>
      <text:p text:style-name="Standard">2 egg whites<text:tab/><text:tab/><text:tab/><text:tab/><text:tab/><text:tab/>2/3 cup sugar</text:p>
      <text:p text:style-name="Standard">Pinch of salt<text:tab/><text:tab/><text:tab/><text:tab/><text:tab/><text:tab/>1 teaspoon vanilla</text:p>
      <text:p text:style-name="Standard">6 oz. Chocolate chips</text:p>
      <text:p text:style-name="Standard"/>
      <text:p text:style-name="Standard">Preheat oven to 350<text:span text:style-name="T118">°</text:span>. <text:s/>Beat egg whites until foamy. <text:s/>Add sugar and salt gradually. <text:s/>Beat until stiff; fold in<text:s/>chocolate chips. <text:s/>Drop by teaspoon onto cookie sheets lined with wax paper. <text:s/>Put cookie sheets in overn. <text:s/>Turn off ove. <text:s/>Leave overnight. <text:s/>Put a sign on over door – DO NOT OPEN! <text:s/>Do not open the door until the next day. <text:s/>Best to make these at night after dinner and forget them until the morning.</text:p>
      <text:p text:style-name="Standard"/>
      <text:p text:style-name="P119">Candy Cookies</text:p>
      <text:p text:style-name="Standard"/>
      <text:p text:style-name="Standard">2 cups sugar<text:tab/><text:tab/><text:tab/><text:tab/><text:tab/><text:tab/>½ cup cocoa powder</text:p>
      <text:p text:style-name="Standard">1 stick butter<text:tab/><text:tab/><text:tab/><text:tab/><text:tab/><text:tab/>½ cup milk</text:p>
      <text:p text:style-name="Standard">Pinch of salt<text:tab/><text:tab/><text:tab/><text:tab/><text:tab/><text:tab/>1 ½ cups oatmeal (uncooked quick-cooking)</text:p>
      <text:p text:style-name="Standard">½ cup crunchy peanut butter<text:tab/><text:tab/><text:tab/><text:tab/>1 teaspoon vanilla</text:p>
      <text:p text:style-name="Standard"/>
      <text:p text:style-name="Standard">Combine sugar, cocoa, butter and salt in saucepan. <text:s/>Boil over medium heat 3 minutes. <text:s/>Remove from heat and add oatmeal, peanut butter and vanilla. <text:s/>Let cool just a bit. <text:s/>Drop<text:s/>by teaspoonfuls onto wax paper.</text:p>
      <text:p text:style-name="Standard"/>
      <text:p text:style-name="P120"/>
      <text:p text:style-name="P121"/>
      <text:p text:style-name="P122"/>
      <text:p text:style-name="P123"/>
      <text:p text:style-name="P124"/>
      <text:p text:style-name="P125"/>
      <text:p text:style-name="P126">Candy Apples</text:p>
      <text:p text:style-name="Standard"/>
      <text:p text:style-name="Standard">2 cups light brown sugar, packed<text:tab/><text:tab/><text:tab/>2/3 cup water</text:p>
      <text:p text:style-name="Standard">1 tablespoon light corn syrup<text:tab/><text:tab/><text:tab/><text:tab/>½ teaspoon vanilla</text:p>
      <text:p text:style-name="Standard">6-8 apples with sticks</text:p>
      <text:p text:style-name="Standard"/>
      <text:p text:style-name="Standard">Combine sugar, water and corn syrup in a small deep saucepan. <text:s/>Stir with a wooden spoon to blend; place over medium high heat, stirring until sugar is dissolved. <text:s/>Bring to a boil and<text:s/>continue cooking without sitrring, until the mixture is 290<text:span text:style-name="T127">°</text:span><text:s/>on a candy thermometer. <text:s/>Remove from the heat and add vanilla. <text:s/>When the mixture quits bubbling, put the first apple in the saucepan. <text:s/>Place apples on a buttered pan or buttered aluminum foil to<text:s/>solidify. <text:s/>To solidify quickly, immediately submerge the coated apple into ice water, then let drain on dampened towel and place on the buttered pan.</text:p>
      <text:p text:style-name="Standard">*You can also melt a couple of cinnamon-flavored candies to add a kick (and a bit of color).</text:p>
      <text:p text:style-name="Standard"/>
      <text:p text:style-name="P128">Sugared<text:s/>Peanuts</text:p>
      <text:p text:style-name="P129"><text:tab/><text:tab/><text:tab/>Meredith Daffin Jones</text:p>
      <text:p text:style-name="P130">1<text:s/>cup<text:s/>sugar</text:p>
      <text:p text:style-name="P131">½<text:s/>cup<text:s/>water</text:p>
      <text:p text:style-name="P132">3 cups<text:s/>raw peanuts</text:p>
      <text:p text:style-name="P133"/>
      <text:p text:style-name="P134">Heat water in iron skillet (or heavy, such as club aluminum) until sugar dissolves in water.</text:p>
      <text:p text:style-name="P135">ADD peanuts and cook until well coated w/mixture.</text:p>
      <text:p text:style-name="P136">Pour peanuts onto a greased pan (jelly roll pan works well).</text:p>
      <text:p text:style-name="P137">Cook @ 250 degrees in oven for 1 hour or until taste done (stir often).</text:p>
      <text:p text:style-name="Standard"/>
      <text:p text:style-name="Standard"/>
      <text:p text:style-name="Standard"/>
      <text:p text:style-name="P138"/>
      <text:p text:style-name="Standard"><text:s/></text:p>
      <text:p text:style-name="P139"><text:span text:style-name="T14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ans serif" svg:font-family="sans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<text:tab/><text:tab/>Desserts - Candy</text:p>
      </style:header>
      <style:footer>
        <text:p text:style-name="P2"><text:page-number text:fixed="false">2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1:47:00Z</dc:date>
    <meta:template xlink:href="Normal" xlink:type="simple"/>
    <meta:editing-cycles>13</meta:editing-cycles>
    <meta:editing-duration>PT13620S</meta:editing-duration>
    <meta:user-defined meta:name="Info 1"/>
    <meta:user-defined meta:name="Info 2"/>
    <meta:user-defined meta:name="Info 3"/>
    <meta:user-defined meta:name="Info 4"/>
    <meta:document-statistic meta:page-count="1" meta:paragraph-count="43" meta:word-count="3247" meta:character-count="21714" meta:row-count="154" meta:non-whitespace-character-count="18510"/>
  </office:meta>
</office:document-meta>
</file>